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8.1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terry-adv.txt.nlpcubeou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evel of difficulty</text:p>
          </table:table-cell>
          <table:table-cell office:value-type="string" calcext:value-type="string">
            <text:p><text:s/>Intermediate</text:p>
          </table:table-cell>
        </table:table-row>
        <table:table-row table:style-name="ro1">
          <table:table-cell office:value-type="string" calcext:value-type="string">
            <text:p>Shallow or descriptive measures</text:p>
          </table:table-cell>
          <table:table-cell/>
        </table:table-row>
        <table:table-row table:style-name="ro1">
          <table:table-cell office:value-type="string" calcext:value-type="string">
            <text:p>Number of words (total)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Number of distinct words (total)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Number of words with punctuation (total)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Number of paragraphs (total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ber of paragraphs (incidence per 1000 words)</text:p>
          </table:table-cell>
          <table:table-cell office:value-type="float" office:value="21.2014" calcext:value-type="float">
            <text:p>21,2014</text:p>
          </table:table-cell>
        </table:table-row>
        <table:table-row table:style-name="ro1">
          <table:table-cell office:value-type="string" calcext:value-type="string">
            <text:p>Number of sentences (total)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umber of sentences (incidence per 1000 words)</text:p>
          </table:table-cell>
          <table:table-cell office:value-type="float" office:value="53.0035" calcext:value-type="float">
            <text:p>53,0035</text:p>
          </table:table-cell>
        </table:table-row>
        <table:table-row table:style-name="ro1">
          <table:table-cell office:value-type="string" calcext:value-type="string">
            <text:p>Length of paragraphs (mean)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Standard deviation of length of paragraphs</text:p>
          </table:table-cell>
          <table:table-cell office:value-type="float" office:value="0.866" calcext:value-type="float">
            <text:p>0,866</text:p>
          </table:table-cell>
        </table:table-row>
        <table:table-row table:style-name="ro1">
          <table:table-cell office:value-type="string" calcext:value-type="string">
            <text:p>Number of words (length) in sentences (mean)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string" calcext:value-type="string">
            <text:p>Number of words (length) in sentences (standard deviation)</text:p>
          </table:table-cell>
          <table:table-cell office:value-type="float" office:value="7.4762" calcext:value-type="float">
            <text:p>7,4762</text:p>
          </table:table-cell>
        </table:table-row>
        <table:table-row table:style-name="ro1">
          <table:table-cell office:value-type="string" calcext:value-type="string">
            <text:p>Number of words (length) of sentences without stopwords (mean)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string" calcext:value-type="string">
            <text:p>Number of words (length) of sentences without stopwords (standard deviation)</text:p>
          </table:table-cell>
          <table:table-cell office:value-type="float" office:value="5.7712" calcext:value-type="float">
            <text:p>5,7712</text:p>
          </table:table-cell>
        </table:table-row>
        <table:table-row table:style-name="ro1">
          <table:table-cell office:value-type="string" calcext:value-type="string">
            <text:p>Mean number of syllables (length) in words</text:p>
          </table:table-cell>
          <table:table-cell office:value-type="float" office:value="1.523" calcext:value-type="float">
            <text:p>1,523</text:p>
          </table:table-cell>
        </table:table-row>
        <table:table-row table:style-name="ro1">
          <table:table-cell office:value-type="string" calcext:value-type="string">
            <text:p>Standard deviation of the mean number of syllables in words</text:p>
          </table:table-cell>
          <table:table-cell office:value-type="float" office:value="0.8356" calcext:value-type="float">
            <text:p>0,8356</text:p>
          </table:table-cell>
        </table:table-row>
        <table:table-row table:style-name="ro1">
          <table:table-cell office:value-type="string" calcext:value-type="string">
            <text:p>Mean number of letters (length) in words</text:p>
          </table:table-cell>
          <table:table-cell office:value-type="float" office:value="4.5458" calcext:value-type="float">
            <text:p>4,5458</text:p>
          </table:table-cell>
        </table:table-row>
        <table:table-row table:style-name="ro1">
          <table:table-cell office:value-type="string" calcext:value-type="string">
            <text:p>Standard deviation of number of letters in words</text:p>
          </table:table-cell>
          <table:table-cell office:value-type="float" office:value="2.5164" calcext:value-type="float">
            <text:p>2,5164</text:p>
          </table:table-cell>
        </table:table-row>
        <table:table-row table:style-name="ro1">
          <table:table-cell office:value-type="string" calcext:value-type="string">
            <text:p>Mean number of letters (length) in words without stopwords</text:p>
          </table:table-cell>
          <table:table-cell office:value-type="float" office:value="6.2321" calcext:value-type="float">
            <text:p>6,2321</text:p>
          </table:table-cell>
        </table:table-row>
        <table:table-row table:style-name="ro1">
          <table:table-cell office:value-type="string" calcext:value-type="string">
            <text:p>Standard deviation of the mean number of letter in words without stopwords</text:p>
          </table:table-cell>
          <table:table-cell office:value-type="float" office:value="2.2771" calcext:value-type="float">
            <text:p>2,2771</text:p>
          </table:table-cell>
        </table:table-row>
        <table:table-row table:style-name="ro1">
          <table:table-cell office:value-type="string" calcext:value-type="string">
            <text:p>Mean number of letters (length) in lemmas</text:p>
          </table:table-cell>
          <table:table-cell office:value-type="float" office:value="4.2546" calcext:value-type="float">
            <text:p>4,2546</text:p>
          </table:table-cell>
        </table:table-row>
        <table:table-row table:style-name="ro1">
          <table:table-cell office:value-type="string" calcext:value-type="string">
            <text:p>Standard deviation of letters (length) in lemmas</text:p>
          </table:table-cell>
          <table:table-cell office:value-type="float" office:value="2.2676" calcext:value-type="float">
            <text:p>2,2676</text:p>
          </table:table-cell>
        </table:table-row>
        <table:table-row table:style-name="ro1">
          <table:table-cell office:value-type="string" calcext:value-type="string">
            <text:p>Lexical Richness/Lexical Density</text:p>
          </table:table-cell>
          <table:table-cell/>
        </table:table-row>
        <table:table-row table:style-name="ro1">
          <table:table-cell office:value-type="string" calcext:value-type="string">
            <text:p>Lexical Density</text:p>
          </table:table-cell>
          <table:table-cell office:value-type="float" office:value="0.5177" calcext:value-type="float">
            <text:p>0,5177</text:p>
          </table:table-cell>
        </table:table-row>
        <table:table-row table:style-name="ro1">
          <table:table-cell office:value-type="string" calcext:value-type="string">
            <text:p>Noun Density</text:p>
          </table:table-cell>
          <table:table-cell office:value-type="float" office:value="0.2703" calcext:value-type="float">
            <text:p>0,2703</text:p>
          </table:table-cell>
        </table:table-row>
        <table:table-row table:style-name="ro1">
          <table:table-cell office:value-type="string" calcext:value-type="string">
            <text:p>Verb Density</text:p>
          </table:table-cell>
          <table:table-cell office:value-type="float" office:value="0.1396" calcext:value-type="float">
            <text:p>0,1396</text:p>
          </table:table-cell>
        </table:table-row>
        <table:table-row table:style-name="ro1">
          <table:table-cell office:value-type="string" calcext:value-type="string">
            <text:p>Adjective Density</text:p>
          </table:table-cell>
          <table:table-cell office:value-type="float" office:value="0.0636" calcext:value-type="float">
            <text:p>0,0636</text:p>
          </table:table-cell>
        </table:table-row>
        <table:table-row table:style-name="ro1">
          <table:table-cell office:value-type="string" calcext:value-type="string">
            <text:p>Adverb Density</text:p>
          </table:table-cell>
          <table:table-cell office:value-type="float" office:value="0.0442" calcext:value-type="float">
            <text:p>0,0442</text:p>
          </table:table-cell>
        </table:table-row>
        <table:table-row table:style-name="ro1">
          <table:table-cell office:value-type="string" calcext:value-type="string">
            <text:p>STTR (Simple Type-Token Ratio)</text:p>
          </table:table-cell>
          <table:table-cell office:value-type="float" office:value="0.4488" calcext:value-type="float">
            <text:p>0,4488</text:p>
          </table:table-cell>
        </table:table-row>
        <table:table-row table:style-name="ro1">
          <table:table-cell office:value-type="string" calcext:value-type="string">
            <text:p>CTTR (Content Type-Token Ratio)</text:p>
          </table:table-cell>
          <table:table-cell office:value-type="float" office:value="0.7551" calcext:value-type="float">
            <text:p>0,7551</text:p>
          </table:table-cell>
        </table:table-row>
        <table:table-row table:style-name="ro1">
          <table:table-cell office:value-type="string" calcext:value-type="string">
            <text:p>NTTR (Noun Type-Token Ratio)</text:p>
          </table:table-cell>
          <table:table-cell office:value-type="float" office:value="0.6275" calcext:value-type="float">
            <text:p>0,6275</text:p>
          </table:table-cell>
        </table:table-row>
        <table:table-row table:style-name="ro1">
          <table:table-cell office:value-type="string" calcext:value-type="string">
            <text:p>VTTR (Verb Type-Token Ratio)</text:p>
          </table:table-cell>
          <table:table-cell office:value-type="float" office:value="0.7595" calcext:value-type="float">
            <text:p>0,7595</text:p>
          </table:table-cell>
        </table:table-row>
        <table:table-row table:style-name="ro1">
          <table:table-cell office:value-type="string" calcext:value-type="string">
            <text:p>AdjTTR (Adj Type-Token Ratio)</text:p>
          </table:table-cell>
          <table:table-cell office:value-type="float" office:value="0.8333" calcext:value-type="float">
            <text:p>0,8333</text:p>
          </table:table-cell>
        </table:table-row>
        <table:table-row table:style-name="ro1">
          <table:table-cell office:value-type="string" calcext:value-type="string">
            <text:p>AdvTTR (Adv Type-Token Ratio)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LSTTR (Lemma Simple Type-Token Ratio)</text:p>
          </table:table-cell>
          <table:table-cell office:value-type="float" office:value="0.5141" calcext:value-type="float">
            <text:p>0,5141</text:p>
          </table:table-cell>
        </table:table-row>
        <table:table-row table:style-name="ro1">
          <table:table-cell office:value-type="string" calcext:value-type="string">
            <text:p>LCTTR (Lemma Content Type-Token Ratio)</text:p>
          </table:table-cell>
          <table:table-cell office:value-type="float" office:value="0.7168" calcext:value-type="float">
            <text:p>0,7168</text:p>
          </table:table-cell>
        </table:table-row>
        <table:table-row table:style-name="ro1">
          <table:table-cell office:value-type="string" calcext:value-type="string">
            <text:p>LNTTR (Lemma Noun Type-Token Ratio)</text:p>
          </table:table-cell>
          <table:table-cell office:value-type="float" office:value="0.5882" calcext:value-type="float">
            <text:p>0,5882</text:p>
          </table:table-cell>
        </table:table-row>
        <table:table-row table:style-name="ro1">
          <table:table-cell office:value-type="string" calcext:value-type="string">
            <text:p>LVTTR (Lemma Verb Type-Token Ratio)</text:p>
          </table:table-cell>
          <table:table-cell office:value-type="float" office:value="0.6456" calcext:value-type="float">
            <text:p>0,6456</text:p>
          </table:table-cell>
        </table:table-row>
        <table:table-row table:style-name="ro1">
          <table:table-cell office:value-type="string" calcext:value-type="string">
            <text:p>LAdjTTR (Lemma Adj Type-Token Ratio)</text:p>
          </table:table-cell>
          <table:table-cell office:value-type="float" office:value="0.8333" calcext:value-type="float">
            <text:p>0,8333</text:p>
          </table:table-cell>
        </table:table-row>
        <table:table-row table:style-name="ro1">
          <table:table-cell office:value-type="string" calcext:value-type="string">
            <text:p>LAdvTTR (Lemma Adv Type-Token Ratio)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Honore Lexical Density</text:p>
          </table:table-cell>
          <table:table-cell office:value-type="float" office:value="920.0202" calcext:value-type="float">
            <text:p>920,0202</text:p>
          </table:table-cell>
        </table:table-row>
        <table:table-row table:style-name="ro1">
          <table:table-cell office:value-type="string" calcext:value-type="string">
            <text:p>Maas Lexical Density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Measure of Textual Lexical Diversity (MTLD)</text:p>
          </table:table-cell>
          <table:table-cell office:value-type="float" office:value="96.4998" calcext:value-type="float">
            <text:p>96,4998</text:p>
          </table:table-cell>
        </table:table-row>
        <table:table-row table:style-name="ro1">
          <table:table-cell office:value-type="string" calcext:value-type="string">
            <text:p>Readability/Text Dimension/Grade Level</text:p>
          </table:table-cell>
          <table:table-cell/>
        </table:table-row>
        <table:table-row table:style-name="ro1">
          <table:table-cell office:value-type="string" calcext:value-type="string">
            <text:p>Flesch-Kincaid Grade level</text:p>
          </table:table-cell>
          <table:table-cell office:value-type="float" office:value="9.739" calcext:value-type="float">
            <text:p>9,739</text:p>
          </table:table-cell>
        </table:table-row>
        <table:table-row table:style-name="ro1">
          <table:table-cell office:value-type="string" calcext:value-type="string">
            <text:p>Flesch readability ease</text:p>
          </table:table-cell>
          <table:table-cell office:value-type="float" office:value="58.8422" calcext:value-type="float">
            <text:p>58,8422</text:p>
          </table:table-cell>
        </table:table-row>
        <table:table-row table:style-name="ro1">
          <table:table-cell office:value-type="string" calcext:value-type="string">
            <text:p>Dale-Chall readability formula</text:p>
          </table:table-cell>
          <table:table-cell office:value-type="float" office:value="8.5337" calcext:value-type="float">
            <text:p>8,5337</text:p>
          </table:table-cell>
        </table:table-row>
        <table:table-row table:style-name="ro1">
          <table:table-cell office:value-type="string" calcext:value-type="string">
            <text:p>Simple Measure Of Gobbledygook (SMOG) grade</text:p>
          </table:table-cell>
          <table:table-cell office:value-type="float" office:value="7.7935" calcext:value-type="float">
            <text:p>7,7935</text:p>
          </table:table-cell>
        </table:table-row>
        <table:table-row table:style-name="ro1">
          <table:table-cell office:value-type="string" calcext:value-type="string">
            <text:p>Morphological features</text:p>
          </table:table-cell>
          <table:table-cell/>
        </table:table-row>
        <table:table-row table:style-name="ro1">
          <table:table-cell office:value-type="string" calcext:value-type="string">
            <text:p>Number of verbs in past ten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umber of verbs in past tense (incidence per 1000 words)</text:p>
          </table:table-cell>
          <table:table-cell office:value-type="float" office:value="72.4382" calcext:value-type="float">
            <text:p>72,4382</text:p>
          </table:table-cell>
        </table:table-row>
        <table:table-row table:style-name="ro1">
          <table:table-cell office:value-type="string" calcext:value-type="string">
            <text:p>Number of verbs in present ten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ber of verbs in present tense (incidence per 1000 words)</text:p>
          </table:table-cell>
          <table:table-cell office:value-type="float" office:value="19.4346" calcext:value-type="float">
            <text:p>19,4346</text:p>
          </table:table-cell>
        </table:table-row>
        <table:table-row table:style-name="ro1">
          <table:table-cell office:value-type="string" calcext:value-type="string">
            <text:p>Number of verbs in future ten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verbs in future tense (incidence per 1000 word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verbs in indicative moo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umber of verbs in indicative mood (incidence per 1000 words)</text:p>
          </table:table-cell>
          <table:table-cell office:value-type="float" office:value="51.2367" calcext:value-type="float">
            <text:p>51,2367</text:p>
          </table:table-cell>
        </table:table-row>
        <table:table-row table:style-name="ro1">
          <table:table-cell office:value-type="string" calcext:value-type="string">
            <text:p>Number of verbs in imperative m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ber of verbs in imperative mood (incidence per 1000 words)</text:p>
          </table:table-cell>
          <table:table-cell office:value-type="float" office:value="1.7668" calcext:value-type="float">
            <text:p>1,7668</text:p>
          </table:table-cell>
        </table:table-row>
        <table:table-row table:style-name="ro1">
          <table:table-cell office:value-type="string" calcext:value-type="string">
            <text:p>Number of irregular verbs in past ten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ber of irregular verbs in past tense (incidence per 1000 words)</text:p>
          </table:table-cell>
          <table:table-cell office:value-type="float" office:value="28.2686" calcext:value-type="float">
            <text:p>28,2686</text:p>
          </table:table-cell>
        </table:table-row>
        <table:table-row table:style-name="ro1">
          <table:table-cell office:value-type="string" calcext:value-type="string">
            <text:p>Mean of irregular verbs in past tense in relation to the number of verbs in past tense</text:p>
          </table:table-cell>
          <table:table-cell office:value-type="float" office:value="0.3902" calcext:value-type="float">
            <text:p>0,3902</text:p>
          </table:table-cell>
        </table:table-row>
        <table:table-row table:style-name="ro1">
          <table:table-cell office:value-type="string" calcext:value-type="string">
            <text:p>Number of personal pronoun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cidence score of pronouns (per 1000 words)</text:p>
          </table:table-cell>
          <table:table-cell office:value-type="float" office:value="26.5018" calcext:value-type="float">
            <text:p>26,5018</text:p>
          </table:table-cell>
        </table:table-row>
        <table:table-row table:style-name="ro1">
          <table:table-cell office:value-type="string" calcext:value-type="string">
            <text:p>Number of pronouns in first per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ce score of pronouns in first person <text:s/>(per 1000 words)</text:p>
          </table:table-cell>
          <table:table-cell office:value-type="float" office:value="1.7668" calcext:value-type="float">
            <text:p>1,7668</text:p>
          </table:table-cell>
        </table:table-row>
        <table:table-row table:style-name="ro1">
          <table:table-cell office:value-type="string" calcext:value-type="string">
            <text:p>Number of pronouns in first person singul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ce score of pronouns in first person singular (per 1000 word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pronouns in third per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ncidence score of pronouns in third person (per 1000 words)</text:p>
          </table:table-cell>
          <table:table-cell office:value-type="float" office:value="24.735" calcext:value-type="float">
            <text:p>24,735</text:p>
          </table:table-cell>
        </table:table-row>
        <table:table-row table:style-name="ro1">
          <table:table-cell office:value-type="string" calcext:value-type="string">
            <text:p>Word Frequency</text:p>
          </table:table-cell>
          <table:table-cell/>
        </table:table-row>
        <table:table-row table:style-name="ro1">
          <table:table-cell office:value-type="string" calcext:value-type="string">
            <text:p>Minimum word frequency per sentence (mean)</text:p>
          </table:table-cell>
          <table:table-cell office:value-type="float" office:value="3.5097" calcext:value-type="float">
            <text:p>3,5097</text:p>
          </table:table-cell>
        </table:table-row>
        <table:table-row table:style-name="ro1">
          <table:table-cell office:value-type="string" calcext:value-type="string">
            <text:p>Number of rare nouns (wordfrecuency&lt;=4)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umber of rare nouns (wordfrecuency&lt;=4) (incidence per 1000 words)</text:p>
          </table:table-cell>
          <table:table-cell office:value-type="float" office:value="44.1696" calcext:value-type="float">
            <text:p>44,1696</text:p>
          </table:table-cell>
        </table:table-row>
        <table:table-row table:style-name="ro1">
          <table:table-cell office:value-type="string" calcext:value-type="string">
            <text:p>Number of rare adjectives (wordfrecuency&lt;=4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ber of rare adjectives (wordfrecuency&lt;=4) (incidence per 1000 words)</text:p>
          </table:table-cell>
          <table:table-cell office:value-type="float" office:value="3.5336" calcext:value-type="float">
            <text:p>3,5336</text:p>
          </table:table-cell>
        </table:table-row>
        <table:table-row table:style-name="ro1">
          <table:table-cell office:value-type="string" calcext:value-type="string">
            <text:p>Number of rare verbs (wordfrecuency&lt;=4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ber of rare verbs (wordfrecuency&lt;=4) (incidence per 1000 words)</text:p>
          </table:table-cell>
          <table:table-cell office:value-type="float" office:value="10.6007" calcext:value-type="float">
            <text:p>10,6007</text:p>
          </table:table-cell>
        </table:table-row>
        <table:table-row table:style-name="ro1">
          <table:table-cell office:value-type="string" calcext:value-type="string">
            <text:p>Number of rare adverbs (wordfrecuency&lt;=4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rare adverbs (wordfrecuency&lt;=4) (incidence per 1000 word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rare content words (wordfrecuency&lt;=4)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umber of rare content words (wordfrecuency&lt;=4) (incidence per 1000 words)</text:p>
          </table:table-cell>
          <table:table-cell office:value-type="float" office:value="58.3039" calcext:value-type="float">
            <text:p>58,3039</text:p>
          </table:table-cell>
        </table:table-row>
        <table:table-row table:style-name="ro1">
          <table:table-cell office:value-type="string" calcext:value-type="string">
            <text:p>Number of distinct rare content words (wordfrecuency&lt;=4)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umber of distinct rare content words (wordfrecuency&lt;=4) (incidence per 1000 words)</text:p>
          </table:table-cell>
          <table:table-cell office:value-type="float" office:value="45.9364" calcext:value-type="float">
            <text:p>45,9364</text:p>
          </table:table-cell>
        </table:table-row>
        <table:table-row table:style-name="ro1">
          <table:table-cell office:value-type="string" calcext:value-type="string">
            <text:p>Mean of rare lexical words (word frequency &lt;= 4)</text:p>
          </table:table-cell>
          <table:table-cell office:value-type="float" office:value="11.2628" calcext:value-type="float">
            <text:p>11,2628</text:p>
          </table:table-cell>
        </table:table-row>
        <table:table-row table:style-name="ro1">
          <table:table-cell office:value-type="string" calcext:value-type="string">
            <text:p>Mean of distinct rare lexical words (word frequency &lt;= 4)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ocabulary Knowledge</text:p>
          </table:table-cell>
          <table:table-cell/>
        </table:table-row>
        <table:table-row table:style-name="ro1">
          <table:table-cell office:value-type="string" calcext:value-type="string">
            <text:p>Number of A1 vocabulary in the text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Incidence score of A1 vocabulary <text:s/>(per 1000 words)</text:p>
          </table:table-cell>
          <table:table-cell office:value-type="float" office:value="319.788" calcext:value-type="float">
            <text:p>319,788</text:p>
          </table:table-cell>
        </table:table-row>
        <table:table-row table:style-name="ro1">
          <table:table-cell office:value-type="string" calcext:value-type="string">
            <text:p>Number of A2 vocabulary in the tex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ncidence score of A2 vocabulary <text:s/>(per 1000 words)</text:p>
          </table:table-cell>
          <table:table-cell office:value-type="float" office:value="42.4028" calcext:value-type="float">
            <text:p>42,4028</text:p>
          </table:table-cell>
        </table:table-row>
        <table:table-row table:style-name="ro1">
          <table:table-cell office:value-type="string" calcext:value-type="string">
            <text:p>Number of B1 vocabulary in the tex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ncidence score of B1 vocabulary <text:s/>(per 1000 words)</text:p>
          </table:table-cell>
          <table:table-cell office:value-type="float" office:value="28.2686" calcext:value-type="float">
            <text:p>28,2686</text:p>
          </table:table-cell>
        </table:table-row>
        <table:table-row table:style-name="ro1">
          <table:table-cell office:value-type="string" calcext:value-type="string">
            <text:p>Number of B2 vocabulary in the tex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cidence score of B2 vocabulary <text:s/>(per 1000 words)</text:p>
          </table:table-cell>
          <table:table-cell office:value-type="float" office:value="30.0353" calcext:value-type="float">
            <text:p>30,0353</text:p>
          </table:table-cell>
        </table:table-row>
        <table:table-row table:style-name="ro1">
          <table:table-cell office:value-type="string" calcext:value-type="string">
            <text:p>Number of C1 vocabulary in the te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cidence score of C1 vocabulary <text:s/>(per 1000 words)</text:p>
          </table:table-cell>
          <table:table-cell office:value-type="float" office:value="3.5336" calcext:value-type="float">
            <text:p>3,5336</text:p>
          </table:table-cell>
        </table:table-row>
        <table:table-row table:style-name="ro1">
          <table:table-cell office:value-type="string" calcext:value-type="string">
            <text:p>Number of content words not in A1-C1 vocabulary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Incidence score of content words not in A1-C1 vocabulary (per 1000 words)</text:p>
          </table:table-cell>
          <table:table-cell office:value-type="float" office:value="254.417" calcext:value-type="float">
            <text:p>254,417</text:p>
          </table:table-cell>
        </table:table-row>
        <table:table-row table:style-name="ro1">
          <table:table-cell office:value-type="string" calcext:value-type="string">
            <text:p>Syntactic Features / POS ratios</text:p>
          </table:table-cell>
          <table:table-cell/>
        </table:table-row>
        <table:table-row table:style-name="ro1">
          <table:table-cell office:value-type="string" calcext:value-type="string">
            <text:p>Number of content words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Number of content words (incidence per 1000 words)</text:p>
          </table:table-cell>
          <table:table-cell office:value-type="float" office:value="517.6678" calcext:value-type="float">
            <text:p>517,6678</text:p>
          </table:table-cell>
        </table:table-row>
        <table:table-row table:style-name="ro1">
          <table:table-cell office:value-type="string" calcext:value-type="string">
            <text:p>Number of nouns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Number of nouns (incidence per 1000 words)</text:p>
          </table:table-cell>
          <table:table-cell office:value-type="float" office:value="270.318" calcext:value-type="float">
            <text:p>270,318</text:p>
          </table:table-cell>
        </table:table-row>
        <table:table-row table:style-name="ro1">
          <table:table-cell office:value-type="string" calcext:value-type="string">
            <text:p>Number of adjectiv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umber of adjectives (incidence per 1000 words)</text:p>
          </table:table-cell>
          <table:table-cell office:value-type="float" office:value="63.6042" calcext:value-type="float">
            <text:p>63,6042</text:p>
          </table:table-cell>
        </table:table-row>
        <table:table-row table:style-name="ro1">
          <table:table-cell office:value-type="string" calcext:value-type="string">
            <text:p>Number of adverb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umber of adverbs (incidence per 1000 words)</text:p>
          </table:table-cell>
          <table:table-cell office:value-type="float" office:value="44.1696" calcext:value-type="float">
            <text:p>44,1696</text:p>
          </table:table-cell>
        </table:table-row>
        <table:table-row table:style-name="ro1">
          <table:table-cell office:value-type="string" calcext:value-type="string">
            <text:p>Number of verb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umber of verbs (incidence per 1000 words)</text:p>
          </table:table-cell>
          <table:table-cell office:value-type="float" office:value="139.576" calcext:value-type="float">
            <text:p>139,576</text:p>
          </table:table-cell>
        </table:table-row>
        <table:table-row table:style-name="ro1">
          <table:table-cell office:value-type="string" calcext:value-type="string">
            <text:p>Left embeddedness (Mean of number of words before the main verb) (SYNLE)</text:p>
          </table:table-cell>
          <table:table-cell office:value-type="float" office:value="4.7667" calcext:value-type="float">
            <text:p>4,7667</text:p>
          </table:table-cell>
        </table:table-row>
        <table:table-row table:style-name="ro1">
          <table:table-cell office:value-type="string" calcext:value-type="string">
            <text:p>Number of decendents per noun phrase (mean)</text:p>
          </table:table-cell>
          <table:table-cell office:value-type="float" office:value="4.7667" calcext:value-type="float">
            <text:p>4,7667</text:p>
          </table:table-cell>
        </table:table-row>
        <table:table-row table:style-name="ro1">
          <table:table-cell office:value-type="string" calcext:value-type="string">
            <text:p>Number of modifiers per noun phrase (mean) (SYNNP)</text:p>
          </table:table-cell>
          <table:table-cell office:value-type="float" office:value="0.6751" calcext:value-type="float">
            <text:p>0,6751</text:p>
          </table:table-cell>
        </table:table-row>
        <table:table-row table:style-name="ro1">
          <table:table-cell office:value-type="string" calcext:value-type="string">
            <text:p>Mean of the number of levels of dependency tree (Depth)</text:p>
          </table:table-cell>
          <table:table-cell office:value-type="float" office:value="5.4333" calcext:value-type="float">
            <text:p>5,4333</text:p>
          </table:table-cell>
        </table:table-row>
        <table:table-row table:style-name="ro1">
          <table:table-cell office:value-type="string" calcext:value-type="string">
            <text:p>Number of subordinate clause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umber of subordinate clauses (incidence per 1000 words)</text:p>
          </table:table-cell>
          <table:table-cell office:value-type="float" office:value="54.7703" calcext:value-type="float">
            <text:p>54,7703</text:p>
          </table:table-cell>
        </table:table-row>
        <table:table-row table:style-name="ro1">
          <table:table-cell office:value-type="string" calcext:value-type="string">
            <text:p>Number of relative subordinate claus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ber of relative subordinate clauses (incidence per 1000 words)</text:p>
          </table:table-cell>
          <table:table-cell office:value-type="float" office:value="3.5336" calcext:value-type="float">
            <text:p>3,5336</text:p>
          </table:table-cell>
        </table:table-row>
        <table:table-row table:style-name="ro1">
          <table:table-cell office:value-type="string" calcext:value-type="string">
            <text:p>Punctuation marks per sentence (mean)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Number of propositions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ean of the number of propositions per sentence</text:p>
          </table:table-cell>
          <table:table-cell office:value-type="float" office:value="3.1667" calcext:value-type="float">
            <text:p>3,1667</text:p>
          </table:table-cell>
        </table:table-row>
        <table:table-row table:style-name="ro1">
          <table:table-cell office:value-type="string" calcext:value-type="string">
            <text:p>Mean of the number of VPs per sentence</text:p>
          </table:table-cell>
          <table:table-cell office:value-type="float" office:value="2.6333" calcext:value-type="float">
            <text:p>2,6333</text:p>
          </table:table-cell>
        </table:table-row>
        <table:table-row table:style-name="ro1">
          <table:table-cell office:value-type="string" calcext:value-type="string">
            <text:p>Mean of the number of NPs per sentence</text:p>
          </table:table-cell>
          <table:table-cell office:value-type="float" office:value="6.5667" calcext:value-type="float">
            <text:p>6,5667</text:p>
          </table:table-cell>
        </table:table-row>
        <table:table-row table:style-name="ro1">
          <table:table-cell office:value-type="string" calcext:value-type="string">
            <text:p>Noun phrase density, incidence (DRNP)</text:p>
          </table:table-cell>
          <table:table-cell office:value-type="float" office:value="348.0565" calcext:value-type="float">
            <text:p>348,0565</text:p>
          </table:table-cell>
        </table:table-row>
        <table:table-row table:style-name="ro1">
          <table:table-cell office:value-type="string" calcext:value-type="string">
            <text:p>Verb phrase density, incidence (DRVP)</text:p>
          </table:table-cell>
          <table:table-cell office:value-type="float" office:value="139.576" calcext:value-type="float">
            <text:p>139,576</text:p>
          </table:table-cell>
        </table:table-row>
        <table:table-row table:style-name="ro1">
          <table:table-cell office:value-type="string" calcext:value-type="string">
            <text:p>Number of passive voice verb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ber of passive voice verbs (incidence per 1000 words)</text:p>
          </table:table-cell>
          <table:table-cell office:value-type="float" office:value="7.0671" calcext:value-type="float">
            <text:p>7,0671</text:p>
          </table:table-cell>
        </table:table-row>
        <table:table-row table:style-name="ro1">
          <table:table-cell office:value-type="string" calcext:value-type="string">
            <text:p>Mean of passive voice verbs</text:p>
          </table:table-cell>
          <table:table-cell office:value-type="float" office:value="0.0071" calcext:value-type="float">
            <text:p>0,0071</text:p>
          </table:table-cell>
        </table:table-row>
        <table:table-row table:style-name="ro1">
          <table:table-cell office:value-type="string" calcext:value-type="string">
            <text:p>Number of agentless passive voice verb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entless passive voice density, incidence (DRPVAL)</text:p>
          </table:table-cell>
          <table:table-cell office:value-type="float" office:value="7.0671" calcext:value-type="float">
            <text:p>7,0671</text:p>
          </table:table-cell>
        </table:table-row>
        <table:table-row table:style-name="ro1">
          <table:table-cell office:value-type="string" calcext:value-type="string">
            <text:p>Number of negative wor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gation density, incidence (DRNEG)</text:p>
          </table:table-cell>
          <table:table-cell office:value-type="float" office:value="1.7668" calcext:value-type="float">
            <text:p>1,7668</text:p>
          </table:table-cell>
        </table:table-row>
        <table:table-row table:style-name="ro1">
          <table:table-cell office:value-type="string" calcext:value-type="string">
            <text:p>Number of verbs in gerund for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erund density, incidence (DRGERUND)</text:p>
          </table:table-cell>
          <table:table-cell office:value-type="float" office:value="21.2014" calcext:value-type="float">
            <text:p>21,2014</text:p>
          </table:table-cell>
        </table:table-row>
        <table:table-row table:style-name="ro1">
          <table:table-cell office:value-type="string" calcext:value-type="string">
            <text:p>Number of verbs in infinitive for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finitive density, incidence (DRINF)</text:p>
          </table:table-cell>
          <table:table-cell office:value-type="float" office:value="7.0671" calcext:value-type="float">
            <text:p>7,0671</text:p>
          </table:table-cell>
        </table:table-row>
        <table:table-row table:style-name="ro1">
          <table:table-cell office:value-type="string" calcext:value-type="string">
            <text:p>Semantics. Readability</text:p>
          </table:table-cell>
          <table:table-cell/>
        </table:table-row>
        <table:table-row table:style-name="ro1">
          <table:table-cell office:value-type="string" calcext:value-type="string">
            <text:p>Mean values of polysemy in the WordNet lexicon</text:p>
          </table:table-cell>
          <table:table-cell office:value-type="float" office:value="5.9547" calcext:value-type="float">
            <text:p>5,9547</text:p>
          </table:table-cell>
        </table:table-row>
        <table:table-row table:style-name="ro1">
          <table:table-cell office:value-type="string" calcext:value-type="string">
            <text:p>Mean hypernym values of verbs in the WordNet lexicon</text:p>
          </table:table-cell>
          <table:table-cell office:value-type="float" office:value="1.7722" calcext:value-type="float">
            <text:p>1,7722</text:p>
          </table:table-cell>
        </table:table-row>
        <table:table-row table:style-name="ro1">
          <table:table-cell office:value-type="string" calcext:value-type="string">
            <text:p>Mean hypernym values of nouns in the WordNet lexicon</text:p>
          </table:table-cell>
          <table:table-cell office:value-type="float" office:value="7.102" calcext:value-type="float">
            <text:p>7,102</text:p>
          </table:table-cell>
        </table:table-row>
        <table:table-row table:style-name="ro1">
          <table:table-cell office:value-type="string" calcext:value-type="string">
            <text:p>Mean hypernym values of nouns and verbs in the WordNet lexicon</text:p>
          </table:table-cell>
          <table:table-cell office:value-type="float" office:value="5.2389" calcext:value-type="float">
            <text:p>5,2389</text:p>
          </table:table-cell>
        </table:table-row>
        <table:table-row table:style-name="ro1">
          <table:table-cell office:value-type="string" calcext:value-type="string">
            <text:p>Referential cohesion</text:p>
          </table:table-cell>
          <table:table-cell/>
        </table:table-row>
        <table:table-row table:style-name="ro1">
          <table:table-cell office:value-type="string" calcext:value-type="string">
            <text:p>Noun overlap, adjacent sentences, binary, mean (CRFNOl)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Noun overlap, all of the sentences in a paragraph or text, binary, mean (CRFNOa)</text:p>
          </table:table-cell>
          <table:table-cell office:value-type="float" office:value="0.4444" calcext:value-type="float">
            <text:p>0,4444</text:p>
          </table:table-cell>
        </table:table-row>
        <table:table-row table:style-name="ro1">
          <table:table-cell office:value-type="string" calcext:value-type="string">
            <text:p>Argument overlap, adjacent sentences, binary, mean (CRFAOl)</text:p>
          </table:table-cell>
          <table:table-cell office:value-type="float" office:value="0.6111" calcext:value-type="float">
            <text:p>0,6111</text:p>
          </table:table-cell>
        </table:table-row>
        <table:table-row table:style-name="ro1">
          <table:table-cell office:value-type="string" calcext:value-type="string">
            <text:p>Argument overlap, all of the sentences in a paragraph or text, binary, mean (CRFAOa)</text:p>
          </table:table-cell>
          <table:table-cell office:value-type="float" office:value="0.5185" calcext:value-type="float">
            <text:p>0,5185</text:p>
          </table:table-cell>
        </table:table-row>
        <table:table-row table:style-name="ro1">
          <table:table-cell office:value-type="string" calcext:value-type="string">
            <text:p>Stem overlap, adjacent sentences, binary, mean (CRFSOl)</text:p>
          </table:table-cell>
          <table:table-cell office:value-type="float" office:value="0.6111" calcext:value-type="float">
            <text:p>0,6111</text:p>
          </table:table-cell>
        </table:table-row>
        <table:table-row table:style-name="ro1">
          <table:table-cell office:value-type="string" calcext:value-type="string">
            <text:p>Stem overlap, all of the sentences in a paragraph or text, binary, mean (CRFSOa)</text:p>
          </table:table-cell>
          <table:table-cell office:value-type="float" office:value="0.5185" calcext:value-type="float">
            <text:p>0,5185</text:p>
          </table:table-cell>
        </table:table-row>
        <table:table-row table:style-name="ro1">
          <table:table-cell office:value-type="string" calcext:value-type="string">
            <text:p>Content word overlap, adjacent sentences, proportional, mean (CRFCWO1)</text:p>
          </table:table-cell>
          <table:table-cell office:value-type="float" office:value="0.0643" calcext:value-type="float">
            <text:p>0,0643</text:p>
          </table:table-cell>
        </table:table-row>
        <table:table-row table:style-name="ro1">
          <table:table-cell office:value-type="string" calcext:value-type="string">
            <text:p>Content word overlap, adjacent sentences, proportional, standard deviation (CRFCWO1d)</text:p>
          </table:table-cell>
          <table:table-cell office:value-type="float" office:value="0.0476" calcext:value-type="float">
            <text:p>0,0476</text:p>
          </table:table-cell>
        </table:table-row>
        <table:table-row table:style-name="ro1">
          <table:table-cell office:value-type="string" calcext:value-type="string">
            <text:p>Content word overlap, all of the sentences in a paragraph or text, proportional, mean (CRFCWOa)</text:p>
          </table:table-cell>
          <table:table-cell office:value-type="float" office:value="0.0505" calcext:value-type="float">
            <text:p>0,0505</text:p>
          </table:table-cell>
        </table:table-row>
        <table:table-row table:style-name="ro1">
          <table:table-cell office:value-type="string" calcext:value-type="string">
            <text:p>Content word overlap, all of the sentences in a paragraph or text, proportional, standard deviation (CRFCWOad)</text:p>
          </table:table-cell>
          <table:table-cell office:value-type="float" office:value="0.0482" calcext:value-type="float">
            <text:p>0,0482</text:p>
          </table:table-cell>
        </table:table-row>
        <table:table-row table:style-name="ro1">
          <table:table-cell office:value-type="string" calcext:value-type="string">
            <text:p>Connectives</text:p>
          </table:table-cell>
          <table:table-cell/>
        </table:table-row>
        <table:table-row table:style-name="ro1">
          <table:table-cell office:value-type="string" calcext:value-type="string">
            <text:p>Number of connectives (incidence per 1000 words)</text:p>
          </table:table-cell>
          <table:table-cell office:value-type="float" office:value="68.9046" calcext:value-type="float">
            <text:p>68,9046</text:p>
          </table:table-cell>
        </table:table-row>
        <table:table-row table:style-name="ro1">
          <table:table-cell office:value-type="string" calcext:value-type="string">
            <text:p>Causal connectives (incidence per 1000 words)</text:p>
          </table:table-cell>
          <table:table-cell office:value-type="float" office:value="3.5336" calcext:value-type="float">
            <text:p>3,5336</text:p>
          </table:table-cell>
        </table:table-row>
        <table:table-row table:style-name="ro1">
          <table:table-cell office:value-type="string" calcext:value-type="string">
            <text:p>Logical connectives (incidence per 1000 words)</text:p>
          </table:table-cell>
          <table:table-cell office:value-type="float" office:value="54.7703" calcext:value-type="float">
            <text:p>54,7703</text:p>
          </table:table-cell>
        </table:table-row>
        <table:table-row table:style-name="ro1">
          <table:table-cell office:value-type="string" calcext:value-type="string">
            <text:p>Adversative/contrastive connectives (incidence per 1000 words)</text:p>
          </table:table-cell>
          <table:table-cell office:value-type="float" office:value="5.3004" calcext:value-type="float">
            <text:p>5,3004</text:p>
          </table:table-cell>
        </table:table-row>
        <table:table-row table:style-name="ro1">
          <table:table-cell office:value-type="string" calcext:value-type="string">
            <text:p>Temporal connectives (incidence per 1000 words)</text:p>
          </table:table-cell>
          <table:table-cell office:value-type="float" office:value="5.3004" calcext:value-type="float">
            <text:p>5,3004</text:p>
          </table:table-cell>
        </table:table-row>
        <table:table-row table:style-name="ro1">
          <table:table-cell office:value-type="string" calcext:value-type="string">
            <text:p>Conditional connectives (incidence per 1000 words)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0" meta:object-count="0"/>
    <meta:generator>LibreOffice/6.0.7.3$Linux_X86_64 LibreOffice_project/00m0$Build-3</meta:generator>
  </office:meta>
</office:document-meta>
</file>